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Joy project Overview</text:h>
      <text:p text:style-name="Preformatted_20_Text"/>
      <text:h text:style-name="Heading_20_2" text:outline-level="2">Purpose</text:h>
      <text:p text:style-name="Text_20_body">vJoy project is centred around a virtual joystick driver. Once the driver is installed, a virtual joystick device will automatically be installed. The joystick positions are pushed to the device through a well defined interface. Any external user-mode software (applications or service) will be able to place position data on the virtual device. Although the basic motivation for this project is to complete the <text:a xlink:type="simple" xlink:href="http://SmartPropoPlus/" office:name="SmartPropoPlus homepage" office:target-frame-name="_blank" xlink:show="new">SmartPropoPlus</text:a> package – additional uses are possible.</text:p>
      <text:p text:style-name="Preformatted_20_Text"/>
      <text:h text:style-name="Heading_20_2" text:outline-level="2">Technology</text:h>
      <text:p text:style-name="Text_20_body">Target operating systems are Windows XP and higher. Intel 32 and Intel 64 bit machines.</text:p>
      <text:p text:style-name="Text_20_body">The Driver is written in C programming language under WinDDK (Windows Driver Development Kit) build 7600.16385.1 </text:p>
      <text:p text:style-name="Text_20_body">Additional applications (Driver clients, driver installer etc) are written in C++ <text:s/>programming language.</text:p>
      <text:p text:style-name="Text_20_body"/>
      <text:h text:style-name="P4" text:outline-level="2">Driver Architecture</text:h>
      <text:p text:style-name="P2">vJoy is a KMDF driver written in the C programming language. It is based on Microsoft sample driver <text:span text:style-name="T2">hidusbfx2</text:span>. The driver is installed as lower filter under a dummy WDF function filter. When installed <text:s/>on Windows 7, the function filter is the inbox HID-KMDF mapper (mshidkmdf.sys) while for earlier versions of Windows this project supplies a <text:s/>dummy WDF function filter <text:span text:style-name="T2">hidkmdf.sys</text:span>.</text:p>
      <text:p text:style-name="P2">User mode applications cannot access vJoy device through the standard device interface. The solution selected was to create it as a sideband filter driver. See sample <text:span text:style-name="T2">filter </text:span><text:span text:style-name="T3">(%PROJECT_ROOT%\general\toaster\kmdf\filter\sideband)</text:span>.</text:p>
      <text:h text:style-name="Heading_20_2" text:outline-level="2"><text:span text:style-name="T1">Driver </text:span>Development road map</text:h>
      <text:h text:style-name="Heading_20_3" text:outline-level="3"><text:span text:style-name="T1">Pre-Alpha</text:span>:</text:h>
      <text:p text:style-name="P2">A preliminary study (on SVN branch <text:span text:style-name="T2">Sandbox0</text:span>) proved feasibility of the concept.</text:p>
      <text:h text:style-name="Heading_20_3" text:outline-level="3">Alpha:</text:h>
      <text:p text:style-name="P2">Write a driver and an installer. There are two development branches of the driver:</text:p>
      <text:p text:style-name="P2">General Purpose driver <text:s/>and a driver that will be tightly coupled with SmartPropoPlus. At the moment I work only on the latter. The project is even narrower at the moment – its aim is to provide a PPJoy replacement for for SPP.</text:p>
      <text:h text:style-name="Heading_20_4" text:outline-level="4">Driver (PPJoy replacement):</text:h>
      <text:h text:style-name="Heading_20_4" text:outline-level="4">Installer:</text:h>
      <text:p text:style-name="P2">Currently (8-Feb-2011) installer is vJoyInstall.exe which is a command line application based on DevCon.exe. It can Install, Uninstall and Repair. It has a x86 and a x64 version. It has been tested on XP (SP2,SP3) On Vista x86 (Hebrew, SP0-SP2), Vista x64, Windows 7 x86 and Windows 7 x64.</text:p>
      <text:p text:style-name="P2">Plans: Replace installation with standard GUI installer that will be able to install additional software. <text:s/>First stage should make the user experience better. Next stage will be to enable installation of the entire SPP package including vJoy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2-08T11:05:08.88</dc:date>
    <meta:generator>OpenOffice.org/3.1$Win32 OpenOffice.org_project/310m19$Build-9420</meta:generator>
    <meta:editing-duration>PT00H48M45S</meta:editing-duration>
    <meta:editing-cycles>11</meta:editing-cycles>
    <meta:document-statistic meta:table-count="0" meta:image-count="0" meta:object-count="0" meta:page-count="1" meta:paragraph-count="20" meta:word-count="375" meta:character-count="2436"/>
  </office:meta>
</office:document-meta>
</file>